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0.412cm" table:align="left"/>
    </style:style>
    <style:style style:name="Table1.A" style:family="table-column">
      <style:table-column-properties style:column-width="5.703cm"/>
    </style:style>
    <style:style style:name="Table1.B" style:family="table-column">
      <style:table-column-properties style:column-width="4.71cm"/>
    </style:style>
    <style:style style:name="Table1.A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105796" officeooo:paragraph-rsid="0012645b"/>
    </style:style>
    <style:style style:name="P2" style:family="paragraph" style:parent-style-name="Standard">
      <style:text-properties officeooo:paragraph-rsid="0012645b"/>
    </style:style>
    <style:style style:name="P3" style:family="paragraph" style:parent-style-name="Standard">
      <style:text-properties officeooo:rsid="0014b5ce" officeooo:paragraph-rsid="0014b5ce"/>
    </style:style>
    <style:style style:name="P4" style:family="paragraph" style:parent-style-name="Standard">
      <style:text-properties officeooo:rsid="0015cf74" officeooo:paragraph-rsid="0015cf74"/>
    </style:style>
    <style:style style:name="P5" style:family="paragraph" style:parent-style-name="Standard">
      <style:text-properties officeooo:rsid="0015cf74" officeooo:paragraph-rsid="00299637"/>
    </style:style>
    <style:style style:name="P6" style:family="paragraph" style:parent-style-name="Standard">
      <style:text-properties officeooo:rsid="0015cf74" officeooo:paragraph-rsid="002c966d"/>
    </style:style>
    <style:style style:name="P7" style:family="paragraph" style:parent-style-name="Standard">
      <style:text-properties officeooo:rsid="0015cf74" officeooo:paragraph-rsid="0039f040"/>
    </style:style>
    <style:style style:name="P8" style:family="paragraph" style:parent-style-name="Standard">
      <style:text-properties officeooo:rsid="0015cf74" officeooo:paragraph-rsid="003aef11"/>
    </style:style>
    <style:style style:name="P9" style:family="paragraph" style:parent-style-name="Standard">
      <style:text-properties officeooo:rsid="0015cf74" officeooo:paragraph-rsid="003d7420"/>
    </style:style>
    <style:style style:name="P10" style:family="paragraph" style:parent-style-name="Standard">
      <style:text-properties officeooo:rsid="0015cf74" officeooo:paragraph-rsid="0012645b"/>
    </style:style>
    <style:style style:name="P11" style:family="paragraph" style:parent-style-name="Standard">
      <style:text-properties fo:font-variant="normal" fo:text-transform="none" fo:color="#000000" loext:opacity="100%" style:font-name="Liberation Serif" fo:font-size="11pt" fo:letter-spacing="normal" fo:font-style="normal" fo:font-weight="normal" officeooo:rsid="00306be8" officeooo:paragraph-rsid="00306be8" style:font-size-asian="11pt" style:font-size-complex="11pt"/>
    </style:style>
    <style:style style:name="P12" style:family="paragraph" style:parent-style-name="Standard">
      <style:text-properties fo:font-variant="normal" fo:text-transform="none" fo:color="#000000" loext:opacity="100%" style:font-name="Liberation Serif" fo:font-size="11pt" fo:letter-spacing="normal" fo:font-style="normal" fo:font-weight="normal" officeooo:rsid="00400f89" officeooo:paragraph-rsid="00400f89" style:font-size-asian="11pt" style:font-size-complex="11pt"/>
    </style:style>
    <style:style style:name="P13" style:family="paragraph" style:parent-style-name="Table_20_Contents">
      <style:text-properties officeooo:rsid="00105796" officeooo:paragraph-rsid="0012645b"/>
    </style:style>
    <style:style style:name="P14" style:family="paragraph" style:parent-style-name="Table_20_Contents">
      <style:text-properties officeooo:rsid="002d9838" officeooo:paragraph-rsid="002d9838"/>
    </style:style>
    <style:style style:name="P15" style:family="paragraph" style:parent-style-name="Table_20_Contents">
      <style:text-properties officeooo:rsid="00174c93" officeooo:paragraph-rsid="00174c93"/>
    </style:style>
    <style:style style:name="P16" style:family="paragraph" style:parent-style-name="Table_20_Contents">
      <style:text-properties officeooo:rsid="0012645b" officeooo:paragraph-rsid="0012645b"/>
    </style:style>
    <style:style style:name="P17" style:family="paragraph" style:parent-style-name="Table_20_Contents">
      <style:text-properties officeooo:rsid="002eb983" officeooo:paragraph-rsid="002eb983"/>
    </style:style>
    <style:style style:name="T1" style:family="text">
      <style:text-properties officeooo:rsid="001354ab"/>
    </style:style>
    <style:style style:name="T2" style:family="text">
      <style:text-properties fo:font-variant="normal" fo:text-transform="none" fo:color="#0000cd" loext:opacity="100%" style:font-name="Liberation Serif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000000" loext:opacity="100%" style:font-name="Liberation Serif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000000" loext:opacity="100%" style:font-name="Liberation Serif" fo:font-size="11pt" fo:letter-spacing="normal" fo:font-style="normal" fo:font-weight="normal" officeooo:rsid="0012878e" style:font-size-asian="11pt" style:font-size-complex="11pt"/>
    </style:style>
    <style:style style:name="T5" style:family="text">
      <style:text-properties fo:font-variant="normal" fo:text-transform="none" fo:color="#000000" loext:opacity="100%" style:font-name="Liberation Serif" fo:font-size="11pt" fo:letter-spacing="normal" fo:font-style="normal" fo:font-weight="normal" officeooo:rsid="002d9838" style:font-size-asian="11pt" style:font-size-complex="11pt"/>
    </style:style>
    <style:style style:name="T6" style:family="text">
      <style:text-properties fo:font-variant="normal" fo:text-transform="none" fo:color="#000000" loext:opacity="100%" style:font-name="Liberation Serif" fo:font-size="11pt" fo:letter-spacing="normal" fo:font-style="normal" fo:font-weight="normal" officeooo:rsid="00361aaa" style:font-size-asian="11pt" style:font-size-complex="11pt"/>
    </style:style>
    <style:style style:name="T7" style:family="text">
      <style:text-properties officeooo:rsid="0015cf74"/>
    </style:style>
    <style:style style:name="T8" style:family="text">
      <style:text-properties officeooo:rsid="00186167"/>
    </style:style>
    <style:style style:name="T9" style:family="text">
      <style:text-properties officeooo:rsid="001d00f9"/>
    </style:style>
    <style:style style:name="T10" style:family="text">
      <style:text-properties officeooo:rsid="003243c9"/>
    </style:style>
    <style:style style:name="T11" style:family="text">
      <style:text-properties officeooo:rsid="003373c2"/>
    </style:style>
    <style:style style:name="T12" style:family="text">
      <style:text-properties officeooo:rsid="00361aaa"/>
    </style:style>
    <style:style style:name="T13" style:family="text">
      <style:text-properties officeooo:rsid="00373ea1"/>
    </style:style>
    <style:style style:name="T14" style:family="text">
      <style:text-properties officeooo:rsid="003837f5"/>
    </style:style>
    <style:style style:name="T15" style:family="text">
      <style:text-properties officeooo:rsid="0039f040"/>
    </style:style>
    <style:style style:name="T16" style:family="text">
      <style:text-properties officeooo:rsid="003aef11"/>
    </style:style>
    <style:style style:name="T17" style:family="text">
      <style:text-properties officeooo:rsid="003c6622"/>
    </style:style>
    <style:style style:name="T18" style:family="text">
      <style:text-properties officeooo:rsid="003d3dd5"/>
    </style:style>
    <style:style style:name="T19" style:family="text">
      <style:text-properties officeooo:rsid="003d5891"/>
    </style:style>
    <style:style style:name="T20" style:family="text">
      <style:text-properties officeooo:rsid="003d7420"/>
    </style:style>
    <style:style style:name="T21" style:family="text">
      <style:text-properties officeooo:rsid="003e1358"/>
    </style:style>
    <style:style style:name="T22" style:family="text">
      <style:text-properties officeooo:rsid="00400f89"/>
    </style:style>
    <style:style style:name="T23" style:family="text">
      <style:text-properties officeooo:rsid="0041ae4d"/>
    </style:style>
    <style:style style:name="T24" style:family="text">
      <style:text-properties officeooo:rsid="00420f19"/>
    </style:style>
    <style:style style:name="T25" style:family="text">
      <style:text-properties officeooo:rsid="0042d150"/>
    </style:style>
    <style:style style:name="T26" style:family="text">
      <style:text-properties officeooo:rsid="004806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/>
        <table:table-column table:style-name="Table1.B"/>
        <table:table-row table:style-name="TableLine2519254197072">
          <table:table-cell table:style-name="Table1.A1" table:number-columns-spanned="2" office:value-type="string">
            <text:p text:style-name="P14">Sales</text:p>
          </table:table-cell>
          <table:covered-table-cell/>
        </table:table-row>
        <table:table-row table:style-name="TableLine2519254209856">
          <table:table-cell table:style-name="Table1.A2" office:value-type="string">
            <text:p text:style-name="P14">saleID</text:p>
          </table:table-cell>
          <table:table-cell table:style-name="Table1.B2" office:value-type="string">
            <text:p text:style-name="P13"><text:span text:style-name="T1">INT</text:span> not null</text:p>
          </table:table-cell>
        </table:table-row>
        <table:table-row table:style-name="TableLine2519254195440">
          <table:table-cell table:style-name="Table1.A2" office:value-type="string">
            <text:p text:style-name="P14">customerID</text:p>
          </table:table-cell>
          <table:table-cell table:style-name="Table1.B2" office:value-type="string">
            <text:p text:style-name="P15">INT not null</text:p>
          </table:table-cell>
        </table:table-row>
        <table:table-row table:style-name="TableLine2519254195712">
          <table:table-cell table:style-name="Table1.A2" office:value-type="string">
            <text:p text:style-name="P14">itemSKU</text:p>
          </table:table-cell>
          <table:table-cell table:style-name="Table1.B2" office:value-type="string">
            <text:p text:style-name="P16">INT not null</text:p>
          </table:table-cell>
        </table:table-row>
        <table:table-row table:style-name="TableLine2519254198432">
          <table:table-cell table:style-name="Table1.A2" office:value-type="string">
            <text:p text:style-name="P14"><text:span text:style-name="T25">item</text:span>Quantity</text:p>
          </table:table-cell>
          <table:table-cell table:style-name="Table1.B2" office:value-type="string">
            <text:p text:style-name="P14">INT not null</text:p>
          </table:table-cell>
        </table:table-row>
        <table:table-row table:style-name="TableLine2519254202784">
          <table:table-cell table:style-name="Table1.A2" office:value-type="string">
            <text:p text:style-name="P14">Date</text:p>
          </table:table-cell>
          <table:table-cell table:style-name="Table1.B2" office:value-type="string">
            <text:p text:style-name="P17">DATE</text:p>
          </table:table-cell>
        </table:table-row>
      </table:table>
      <text:p text:style-name="P1"/>
      <text:p text:style-name="P1"><text:span text:style-name="T2">CREATE</text:span><text:span text:style-name="T4"> T</text:span><text:span text:style-name="T2">ABLE</text:span><text:span text:style-name="T4"> </text:span><text:span text:style-name="T6">s</text:span><text:span text:style-name="T5">ales</text:span><text:span text:style-name="T3"> (</text:span></text:p>
      <text:p text:style-name="P11">saleID int NOT NULL,</text:p>
      <text:p text:style-name="P11">customerID int NOT NUL<text:span text:style-name="T24">L</text:span>,</text:p>
      <text:p text:style-name="P11">itemSKU int NOT NULL,</text:p>
      <text:p text:style-name="P11">itemQuantity int NOT NULL,</text:p>
      <text:p text:style-name="P11">date DATE<text:span text:style-name="T10"> NOT NULL</text:span>,</text:p>
      <text:p text:style-name="P11">PRIMARY KEY (saleID<text:span text:style-name="T11">, itemSKU</text:span>)<text:span text:style-name="T22">,</text:span></text:p>
      <text:p text:style-name="P12">FOREIGN KEY (customerID) REFERENCES <text:span text:style-name="T23">users</text:span>(userID)<text:span text:style-name="T26"> ON DELETE CASCADE</text:span>,</text:p>
      <text:p text:style-name="P12">FOREIGN KEY (itemSKU) REFERENCES <text:span text:style-name="T23">s</text:span>tock(SKU)<text:span text:style-name="T26"> ON DELETE CASCADE</text:span></text:p>
      <text:p text:style-name="P11">);</text:p>
      <text:p text:style-name="P10"/>
      <text:p text:style-name="P1"/>
      <text:p text:style-name="P3">INSERT INTO<text:span text:style-name="T7"> s</text:span><text:span text:style-name="T12">ales</text:span><text:span text:style-name="T7"> (</text:span><text:span text:style-name="T16">saleID, </text:span><text:span text:style-name="T13">customerID, itemSKU, itemQuantity, date</text:span><text:span text:style-name="T7">)</text:span></text:p>
      <text:p text:style-name="P4">VALUES </text:p>
      <text:p text:style-name="P4"><text:tab/>(<text:span text:style-name="T17">34,</text:span><text:span text:style-name="T14">1</text:span>,<text:span text:style-name="T9"> </text:span><text:span text:style-name="T14">5</text:span><text:span text:style-name="T8">, </text:span>2, <text:span text:style-name="T9">'</text:span>2022-<text:span text:style-name="T14">04</text:span>-<text:span text:style-name="T14">15</text:span><text:span text:style-name="T9">'</text:span>),</text:p>
      <text:p text:style-name="P7"><text:tab/>(<text:span text:style-name="T17">34,</text:span><text:span text:style-name="T14">1</text:span>,<text:span text:style-name="T9"> </text:span><text:span text:style-name="T15">7</text:span><text:span text:style-name="T8">, </text:span>2, <text:span text:style-name="T9">'</text:span>2022-<text:span text:style-name="T14">04</text:span>-<text:span text:style-name="T14">15</text:span><text:span text:style-name="T9">'</text:span>),</text:p>
      <text:p text:style-name="P7"><text:tab/>(<text:span text:style-name="T17">34,</text:span><text:span text:style-name="T14">1</text:span>,<text:span text:style-name="T9"> </text:span><text:span text:style-name="T15">2</text:span><text:span text:style-name="T8">, </text:span><text:span text:style-name="T15">1</text:span>, <text:span text:style-name="T9">'</text:span>2022-<text:span text:style-name="T14">04</text:span>-<text:span text:style-name="T14">15</text:span><text:span text:style-name="T9">'</text:span>),</text:p>
      <text:p text:style-name="P7"><text:tab/>(<text:span text:style-name="T17">1</text:span><text:span text:style-name="T14">1</text:span>,<text:span text:style-name="T20"> 2,</text:span><text:span text:style-name="T9"> </text:span><text:span text:style-name="T15">3</text:span><text:span text:style-name="T8">, </text:span><text:span text:style-name="T18">1</text:span>, <text:span text:style-name="T9">'</text:span>2022-<text:span text:style-name="T19">11</text:span>-<text:span text:style-name="T19">04</text:span><text:span text:style-name="T9">'</text:span>),</text:p>
      <text:p text:style-name="P8"><text:tab/>(<text:span text:style-name="T17">11</text:span>,<text:span text:style-name="T20"> 2,</text:span><text:span text:style-name="T9"> </text:span><text:span text:style-name="T17">2</text:span><text:span text:style-name="T8">, </text:span><text:span text:style-name="T18">2</text:span>, <text:span text:style-name="T9">'</text:span>2022-<text:span text:style-name="T19">11</text:span>-<text:span text:style-name="T19">04'</text:span>),</text:p>
      <text:p text:style-name="P8"><text:tab/>(<text:span text:style-name="T17">11</text:span>,<text:span text:style-name="T20"> 2, </text:span><text:span text:style-name="T17">8</text:span><text:span text:style-name="T8">, </text:span><text:span text:style-name="T18">9</text:span>, <text:span text:style-name="T9">'</text:span>2022-<text:span text:style-name="T19">11</text:span>-<text:span text:style-name="T19">04</text:span><text:span text:style-name="T9">'</text:span>),</text:p>
      <text:p text:style-name="P8"><text:tab/><text:span text:style-name="T17">(11</text:span>,<text:span text:style-name="T9"> </text:span><text:span text:style-name="T20">2, </text:span><text:span text:style-name="T17">9</text:span><text:span text:style-name="T8">, </text:span><text:span text:style-name="T18">5</text:span>, <text:span text:style-name="T9">'</text:span>2022-<text:span text:style-name="T19">11</text:span>-<text:span text:style-name="T19">04</text:span><text:span text:style-name="T9">'</text:span>),</text:p>
      <text:p text:style-name="P9"><text:tab/>(<text:span text:style-name="T20">15</text:span>,<text:span text:style-name="T20"> 2,</text:span><text:span text:style-name="T9"> </text:span><text:span text:style-name="T20">3</text:span><text:span text:style-name="T8">, </text:span><text:span text:style-name="T20">2</text:span>, <text:span text:style-name="T9">'</text:span>2022-<text:span text:style-name="T20">02</text:span>-<text:span text:style-name="T20">03</text:span><text:span text:style-name="T9">'</text:span>),</text:p>
      <text:p text:style-name="P9"><text:tab/><text:span text:style-name="T17">(1</text:span><text:span text:style-name="T20">5</text:span>,<text:span text:style-name="T20"> 2, </text:span><text:span text:style-name="T9"><text:s/></text:span><text:span text:style-name="T20">5</text:span><text:span text:style-name="T8">, </text:span><text:span text:style-name="T20">1</text:span>, <text:span text:style-name="T9">'</text:span>2022-<text:span text:style-name="T20">02</text:span>-<text:span text:style-name="T20">03</text:span><text:span text:style-name="T9">'</text:span>)<text:span text:style-name="T21">;</text:span></text:p>
      <text:p text:style-name="P4"/>
      <text:p text:style-name="P4"/>
      <text:p text:style-name="P4"/>
      <text:p text:style-name="P6"/>
      <text:p text:style-name="P5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2T12:31:39.604000000</meta:creation-date>
    <meta:generator>LibreOffice/7.1.0.3$Windows_X86_64 LibreOffice_project/f6099ecf3d29644b5008cc8f48f42f4a40986e4c</meta:generator>
    <dc:date>2022-09-23T14:16:04.596000000</dc:date>
    <meta:editing-duration>PT1H24M55S</meta:editing-duration>
    <meta:editing-cycles>47</meta:editing-cycles>
    <meta:document-statistic meta:table-count="1" meta:image-count="0" meta:object-count="0" meta:page-count="1" meta:paragraph-count="32" meta:word-count="115" meta:character-count="720" meta:non-whitespace-character-count="626"/>
  </office:meta>
</office:document-meta>
</file>